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 &lt;stdlib.h&gt;</text:p>
      <text:p text:style-name="Standard">#include &lt;ctype.h&gt;</text:p>
      <text:p text:style-name="Standard">#include &lt;ctype.h&gt;</text:p>
      <text:p text:style-name="Standard"/>
      <text:p text:style-name="Standard">#define MAX_NO_DIGITS (158)</text:p>
      <text:p text:style-name="Standard"/>
      <text:p text:style-name="Standard">int main(int argc, char** argv) {</text:p>
      <text:p text:style-name="Standard"><text:s text:c="2"/>int n; //Input</text:p>
      <text:p text:style-name="Standard"><text:s text:c="2"/>int base = 10; //Base 10</text:p>
      <text:p text:style-name="Standard"><text:s text:c="2"/>int j; //Loop variable</text:p>
      <text:p text:style-name="Standard"><text:s text:c="2"/>int carry, d; //Multiplication assistants</text:p>
      <text:p text:style-name="Standard"><text:s text:c="2"/>int last, i; // Indices to the big number's digits</text:p>
      <text:p text:style-name="Standard"><text:s text:c="2"/>int factorial[MAX_NO_DIGITS]; //Vector, 100! has 158 digits</text:p>
      <text:p text:style-name="Standard"><text:s text:c="2"/>int nbr_corr_outputs;</text:p>
      <text:p text:style-name="Standard"/>
      <text:p text:style-name="Standard"><text:s text:c="2"/>//nbr_corr_outputs 1 if integer, 0 if something else</text:p>
      <text:p text:style-name="Standard"><text:s text:c="2"/>printf("Enter integer between 1 and 100 to calculate factorial: ");</text:p>
      <text:p text:style-name="Standard"><text:s text:c="2"/>nbr_corr_outputs = scanf("%d", &amp;n);</text:p>
      <text:p text:style-name="Standard"/>
      <text:p text:style-name="Standard"><text:s text:c="2"/>//Error if n &gt; 100, n = 0 or n is not an integer</text:p>
      <text:p text:style-name="Standard"><text:s text:c="2"/>if (n &gt; 100 || n == 0 || nbr_corr_outputs != 1) {</text:p>
      <text:p text:style-name="Standard"><text:s text:c="4"/>fprintf(stderr, "Enter an integer between 1 and 100!\n");</text:p>
      <text:p text:style-name="Standard"><text:s text:c="4"/>exit(1);</text:p>
      <text:p text:style-name="Standard"><text:s text:c="2"/>}</text:p>
      <text:p text:style-name="Standard"/>
      <text:p text:style-name="Standard"><text:s text:c="2"/>//Error if n &lt; 0</text:p>
      <text:p text:style-name="Standard"><text:s text:c="2"/>if (n &lt; 0) {</text:p>
      <text:p text:style-name="Standard"><text:s text:c="4"/>fprintf(stderr, "Factorial of negative number not defined!\n");</text:p>
      <text:p text:style-name="Standard"><text:s text:c="4"/>exit(1);</text:p>
      <text:p text:style-name="Standard"><text:s text:c="2"/>}</text:p>
      <text:p text:style-name="Standard"><text:s text:c="2"/></text:p>
      <text:p text:style-name="Standard"><text:s text:c="2"/>factorial[0] = 1; //Initialize factorial's smallest digit to 1</text:p>
      <text:p text:style-name="Standard"><text:s text:c="2"/>last = 1; //Index for which position in the vector we're in</text:p>
      <text:p text:style-name="Standard"/>
      <text:p text:style-name="Standard"><text:s text:c="2"/>//Outer loop, calculates j, 1*j, (1*2)*j, ... (1*2*3*...)n</text:p>
      <text:p text:style-name="Standard"><text:s text:c="2"/>for (j = 1; j &lt;= n; j++) {</text:p>
      <text:p text:style-name="Standard"><text:s text:c="4"/>//Reset carry</text:p>
      <text:p text:style-name="Standard"><text:s text:c="4"/>carry = 0;</text:p>
      <text:p text:style-name="Standard"><text:s text:c="4"/>//Inner loop, last is depending on the number of digits in our current nbr</text:p>
      <text:p text:style-name="Standard"><text:s text:c="4"/>//i.e. the result</text:p>
      <text:p text:style-name="Standard"><text:s text:c="4"/>for (i = 0; i &lt; last; i++) {</text:p>
      <text:p text:style-name="Standard"><text:s text:c="6"/>//Loop through all previous results (factorial[i]) and multiply with</text:p>
      <text:p text:style-name="Standard"><text:s text:c="6"/>//outer loop variable, j. Add carry if any.</text:p>
      <text:p text:style-name="Standard"><text:s text:c="6"/>d = factorial[i]*j + carry;</text:p>
      <text:p text:style-name="Standard"><text:s text:c="6"/>//Take smallest digit and place it in correct place in vector</text:p>
      <text:p text:style-name="Standard"><text:s text:c="6"/>factorial[i] = d % base;</text:p>
      <text:p text:style-name="Standard"><text:soft-page-break/><text:s text:c="6"/>//Save carry</text:p>
      <text:p text:style-name="Standard"><text:s text:c="6"/>carry = d / base;</text:p>
      <text:p text:style-name="Standard"><text:s text:c="4"/>}</text:p>
      <text:p text:style-name="Standard"><text:s text:c="4"/>//Handle carry</text:p>
      <text:p text:style-name="Standard"><text:s text:c="4"/>while (carry &gt; 0) {</text:p>
      <text:p text:style-name="Standard"><text:s text:c="6"/>//Increase index for biggest number</text:p>
      <text:p text:style-name="Standard"><text:s text:c="6"/>last = last + 1;</text:p>
      <text:p text:style-name="Standard"><text:s text:c="6"/>//Take smallest digit of carry and place in vector</text:p>
      <text:p text:style-name="Standard"><text:s text:c="6"/>factorial[last-1] = carry % base;</text:p>
      <text:p text:style-name="Standard"><text:s text:c="6"/>//Repeat if carry &gt; base (10)</text:p>
      <text:p text:style-name="Standard"><text:s text:c="6"/>carry = carry / base;</text:p>
      <text:p text:style-name="Standard"><text:s text:c="4"/>}</text:p>
      <text:p text:style-name="Standard"><text:s text:c="2"/>}</text:p>
      <text:p text:style-name="Standard"/>
      <text:p text:style-name="Standard"><text:s text:c="2"/>//Print reversed order, biggest number is in the highest index</text:p>
      <text:p text:style-name="Standard"><text:s text:c="2"/>printf("%d! = ", n);</text:p>
      <text:p text:style-name="Standard"><text:s text:c="2"/>for (i = last - 1; i &gt;= 0; i--) {</text:p>
      <text:p text:style-name="Standard"><text:s text:c="4"/>printf("%d", factorial[i]);</text:p>
      <text:p text:style-name="Standard"><text:s text:c="2"/>}</text:p>
      <text:p text:style-name="Standard"><text:s text:c="2"/>printf("\n");</text:p>
      <text:p text:style-name="Standard"/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Daniel Odenbrand</text:p>
        <text:p text:style-name="Header">920614-4611<text:tab/><text:tab/>C-Programmering, EDAA25</text:p>
        <text:p text:style-name="Header">Pi4, LTH<text:tab/><text:tab/></text:p>
        <text:p text:style-name="Header">tpi11do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0:32:54</meta:creation-date>
    <dc:date>2014-09-11T10:35:31</dc:date>
    <meta:editing-duration>P0D</meta:editing-duration>
    <meta:editing-cycles>1</meta:editing-cycles>
    <meta:document-statistic meta:table-count="0" meta:image-count="0" meta:object-count="0" meta:page-count="2" meta:paragraph-count="66" meta:word-count="332" meta:character-count="2026" meta:non-whitespace-character-count="1567"/>
    <meta:generator>LibreOffice/3.5$Linux_X86_64 LibreOffice_project/350m1$Build-2</meta:generator>
  </office:meta>
</office:document-meta>
</file>